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adornments="標準" style:font-pitch="variable"/>
    <style:font-face style:name="Ubuntu1" svg:font-family="Ubuntu" style:font-adornments="粗體" style:font-pitch="variable"/>
    <style:font-face style:name="文泉驛微米黑" svg:font-family="文泉驛微米黑" style:font-adornments="標準" style:font-pitch="variable"/>
    <style:font-face style:name="文泉驛微米黑1" svg:font-family="文泉驛微米黑" style:font-adornments="粗體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T1" style:family="text">
      <style:text-properties fo:font-style="normal"/>
    </style:style>
    <style:style style:name="T2" style:family="text">
      <style:text-properties style:font-style-asian="normal"/>
    </style:style>
    <style:style style:name="T3" style:family="text">
      <style:text-properties fo:font-variant="normal" fo:text-transform="none" fo:color="#000000" fo:letter-spacing="normal" fo:font-style="normal"/>
    </style:style>
    <style:style style:name="T4" style:family="text">
      <style:text-properties fo:font-variant="normal" fo:text-transform="none" fo:color="#000000" fo:letter-spacing="normal" style:font-style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3">C++ </text:span><text:span text:style-name="T4">程式作業一</text:span>報告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adornments="標準" style:font-pitch="variable"/>
    <style:font-face style:name="Ubuntu1" svg:font-family="Ubuntu" style:font-adornments="粗體" style:font-pitch="variable"/>
    <style:font-face style:name="文泉驛微米黑" svg:font-family="文泉驛微米黑" style:font-adornments="標準" style:font-pitch="variable"/>
    <style:font-face style:name="文泉驛微米黑1" svg:font-family="文泉驛微米黑" style:font-adornments="粗體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Ubuntu" style:font-name-asian="文泉驛微米黑" style:font-size-asian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Ubuntu1" fo:font-size="115%" fo:font-weight="bold" style:font-name-asian="文泉驛微米黑1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dragon </meta:initial-creator>
    <meta:creation-date>2012-03-05T23:37:55</meta:creation-date>
    <meta:editing-cycles>2</meta:editing-cycles>
    <meta:editing-duration>PT3H30M52S</meta:editing-duration>
    <dc:date>2012-03-07T09:06:05</dc:date>
    <dc:creator>Vdragon </dc:creator>
    <meta:generator>LibreOffice/3.4$Linux LibreOffice_project/340m1$Build-402</meta:generator>
    <meta:document-statistic meta:table-count="0" meta:image-count="0" meta:object-count="0" meta:page-count="1" meta:paragraph-count="1" meta:word-count="5" meta:character-count="11" meta:non-whitespace-character-count="10"/>
    <meta:user-defined meta:name="資訊 1"/>
    <meta:user-defined meta:name="資訊 2"/>
    <meta:user-defined meta:name="資訊 3"/>
    <meta:user-defined meta:name="資訊 4"/>
  </office:meta>
</office:document-meta>
</file>